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93a1a1" draw:marker-start-width="0.35cm" draw:marker-end-width="0.35cm" draw:fill="solid" draw:fill-color="#eee8d5" draw:textarea-horizontal-align="justify" draw:textarea-vertical-align="middle" draw:auto-grow-height="false" fo:min-height="4.45cm" fo:min-width="2.9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3cm" svg:stroke-color="#dc322f" draw:marker-start-width="0.65cm" draw:marker-end-width="0.65cm" svg:stroke-opacity="70%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1cm" svg:stroke-color="#d33682" draw:marker-start-width="0.35cm" draw:marker-end-width="0.35cm" draw:fill="solid" draw:fill-color="#eee8d5" draw:textarea-horizontal-align="justify" draw:textarea-vertical-align="middle" draw:auto-grow-height="false" fo:min-height="4.45cm" fo:min-width="2.9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6c71c4" draw:marker-start-width="0.35cm" draw:marker-end-width="0.35cm" draw:fill="solid" draw:fill-color="#eee8d5" draw:textarea-horizontal-align="justify" draw:textarea-vertical-align="middle" draw:auto-grow-height="false" fo:min-height="4.45cm" fo:min-width="2.9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2aa198" draw:marker-start-width="0.35cm" draw:marker-end-width="0.35cm" draw:fill="solid" draw:fill-color="#eee8d5" draw:textarea-horizontal-align="justify" draw:textarea-vertical-align="middle" draw:auto-grow-height="false" fo:min-height="4.45cm" fo:min-width="2.9cm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586e75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Fine_20_Dashed" svg:stroke-width="0.1cm" svg:stroke-color="#586e75" draw:marker-start="" draw:marker-start-width="0.3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Fine_20_Dashed" svg:stroke-width="0.1cm" svg:stroke-color="#586e75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Fine_20_Dashed" svg:stroke-width="0.1cm" svg:stroke-color="#586e75" draw:marker-start="Arrow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93a1a1" style:font-name="Cambria" fo:font-weight="bold" style:font-weight-asian="bold" style:font-weight-complex="bold"/>
    </style:style>
    <style:style style:name="P2" style:family="paragraph">
      <loext:graphic-properties draw:fill="solid" draw:fill-color="#eee8d5"/>
      <style:paragraph-properties fo:text-align="center"/>
      <style:text-properties fo:color="#93a1a1" style:font-name="Cambria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d33682" style:font-name="Cambria" fo:font-weight="bold" style:font-weight-asian="bold" style:font-weight-complex="bold"/>
    </style:style>
    <style:style style:name="P5" style:family="paragraph">
      <loext:graphic-properties draw:fill="solid" draw:fill-color="#eee8d5"/>
      <style:paragraph-properties fo:text-align="center"/>
      <style:text-properties fo:color="#d33682" style:font-name="Cambria" fo:font-weight="bold" style:font-weight-asian="bold" style:font-weight-complex="bold"/>
    </style:style>
    <style:style style:name="P6" style:family="paragraph">
      <style:paragraph-properties fo:text-align="center"/>
      <style:text-properties fo:color="#6c71c4" style:font-name="Cambria" fo:font-weight="bold" style:font-weight-asian="bold" style:font-weight-complex="bold"/>
    </style:style>
    <style:style style:name="P7" style:family="paragraph">
      <loext:graphic-properties draw:fill="solid" draw:fill-color="#eee8d5"/>
      <style:paragraph-properties fo:text-align="center"/>
      <style:text-properties fo:color="#6c71c4" style:font-name="Cambria" fo:font-weight="bold" style:font-weight-asian="bold" style:font-weight-complex="bold"/>
    </style:style>
    <style:style style:name="P8" style:family="paragraph">
      <style:paragraph-properties fo:text-align="center"/>
      <style:text-properties fo:color="#2aa198" style:font-name="Cambria" fo:font-weight="bold" style:font-weight-asian="bold" style:font-weight-complex="bold"/>
    </style:style>
    <style:style style:name="P9" style:family="paragraph">
      <loext:graphic-properties draw:fill="solid" draw:fill-color="#eee8d5"/>
      <style:paragraph-properties fo:text-align="center"/>
      <style:text-properties fo:color="#2aa198" style:font-name="Cambria" fo:font-weight="bold" style:font-weight-asian="bold" style:font-weight-complex="bold"/>
    </style:style>
    <style:style style:name="T1" style:family="text">
      <style:text-properties fo:color="#93a1a1" style:font-name="Cambria" fo:font-weight="bold" style:font-weight-asian="bold" style:font-weight-complex="bold"/>
    </style:style>
    <style:style style:name="T2" style:family="text">
      <style:text-properties fo:color="#d33682" style:font-name="Cambria" fo:font-weight="bold" style:font-weight-asian="bold" style:font-weight-complex="bold"/>
    </style:style>
    <style:style style:name="T3" style:family="text">
      <style:text-properties fo:color="#6c71c4" style:font-name="Cambria" fo:font-weight="bold" style:font-weight-asian="bold" style:font-weight-complex="bold"/>
    </style:style>
    <style:style style:name="T4" style:family="text">
      <style:text-properties fo:color="#2aa198" style:font-name="Cambri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5cm" svg:height="4.8cm" svg:x="16.3cm" svg:y="7.9cm">
            <text:p text:style-name="P1"><text:span text:style-name="T1">Depended</text:span></text:p>
            <text:p text:style-name="P1"><text:span text:style-name="T1">On</text:span></text:p>
            <text:p text:style-name="P1"><text:span text:style-name="T1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6.3cm" svg:y1="13.4cm" svg:x2="19.7cm" svg:y2="7.1cm">
            <text:p/>
          </draw:line>
        </draw:g>
        <draw:custom-shape draw:style-name="gr3" draw:text-style-name="P5" xml:id="id1" draw:id="id1" draw:layer="layout" svg:width="3.5cm" svg:height="4.8cm" svg:x="1.2cm" svg:y="7.9cm">
          <text:p text:style-name="P4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3.5cm" svg:height="4.8cm" svg:x="6.9cm" svg:y="7.9cm">
          <text:p text:style-name="P6"><text:span text:style-name="T3">System</text:span></text:p>
          <text:p text:style-name="P6"><text:span text:style-name="T3">Under</text:span></text:p>
          <text:p text:style-name="P6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3.5cm" svg:height="4.8cm" svg:x="12.6cm" svg:y="7.9cm">
          <text:p text:style-name="P8"><text:span text:style-name="T4">Test</text:span></text:p>
          <text:p text:style-name="P8"><text:span text:style-name="T4">Double</text:span></text:p>
          <text:p text:style-name="P8"><text:span text:style-name="T4">Object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4.7cm" svg:y1="10.3cm" svg:x2="6.9cm" svg:y2="10.3cm" draw:start-shape="id1" draw:start-glue-point="1" draw:end-shape="id2" draw:end-glue-point="3" svg:d="M4700 10300h2200" svg:viewBox="0 0 2201 1">
          <text:p/>
        </draw:connector>
        <draw:connector draw:style-name="gr6" draw:text-style-name="P3" draw:layer="layout" draw:type="line" svg:x1="10.4cm" svg:y1="10.3cm" svg:x2="12.6cm" svg:y2="10.3cm" draw:start-shape="id2" draw:end-shape="id3" draw:end-glue-point="3" svg:d="M10400 10300h2200" svg:viewBox="0 0 2201 1">
          <text:p/>
        </draw:connector>
        <draw:custom-shape draw:style-name="gr3" draw:text-style-name="P5" xml:id="id4" draw:id="id4" draw:layer="layout" svg:width="3.5cm" svg:height="4.8cm" svg:x="3.2cm" svg:y="22.3cm">
          <text:p text:style-name="P4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3.5cm" svg:height="4.8cm" svg:x="8.9cm" svg:y="22.3cm">
          <text:p text:style-name="P6"><text:span text:style-name="T3">System</text:span></text:p>
          <text:p text:style-name="P6"><text:span text:style-name="T3">Under</text:span></text:p>
          <text:p text:style-name="P6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6" draw:id="id6" draw:layer="layout" svg:width="3.5cm" svg:height="4.8cm" svg:x="14.6cm" svg:y="22.3cm">
          <text:p text:style-name="P8"><text:span text:style-name="T4">Dummy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7cm" svg:y1="24.7cm" svg:x2="8.9cm" svg:y2="24.7cm" draw:start-shape="id4" draw:start-glue-point="1" draw:end-shape="id5" draw:end-glue-point="3" svg:d="M6700 24700h2200" svg:viewBox="0 0 2201 1">
          <text:p/>
        </draw:connector>
        <draw:connector draw:style-name="gr7" draw:text-style-name="P3" draw:layer="layout" draw:type="line" svg:x1="12.4cm" svg:y1="24.7cm" svg:x2="14.6cm" svg:y2="24.7cm" draw:start-shape="id5" draw:end-shape="id6" draw:end-glue-point="3" svg:d="M12400 24700h2200" svg:viewBox="0 0 2201 1">
          <text:p/>
        </draw:connector>
      </draw:page>
      <draw:page draw:name="page2" draw:style-name="dp1" draw:master-page-name="Default">
        <draw:custom-shape draw:style-name="gr3" draw:text-style-name="P5" xml:id="id7" draw:id="id7" draw:layer="layout" svg:width="3.5cm" svg:height="4.8cm" svg:x="3.2cm" svg:y="14.7cm">
          <text:p text:style-name="P4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3.5cm" svg:height="4.8cm" svg:x="8.9cm" svg:y="14.7cm">
          <text:p text:style-name="P6"><text:span text:style-name="T3">System</text:span></text:p>
          <text:p text:style-name="P6"><text:span text:style-name="T3">Under</text:span></text:p>
          <text:p text:style-name="P6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9" draw:id="id9" draw:layer="layout" svg:width="3.5cm" svg:height="4.8cm" svg:x="14.6cm" svg:y="14.7cm">
          <text:p text:style-name="P8"><text:span text:style-name="T4">Spy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7cm" svg:y1="17.1cm" svg:x2="8.9cm" svg:y2="17.1cm" draw:start-shape="id7" draw:start-glue-point="1" draw:end-shape="id8" draw:end-glue-point="3" svg:d="M6700 17100h2200" svg:viewBox="0 0 2201 1">
          <text:p/>
        </draw:connector>
        <draw:connector draw:style-name="gr8" draw:text-style-name="P3" draw:layer="layout" draw:type="line" svg:x1="12.4cm" svg:y1="17.1cm" svg:x2="14.6cm" svg:y2="17.1cm" draw:start-shape="id8" draw:end-shape="id9" draw:end-glue-point="3" svg:d="M12400 17100h2200" svg:viewBox="0 0 2201 1">
          <text:p/>
        </draw:connector>
        <draw:connector draw:style-name="gr9" draw:text-style-name="P3" draw:layer="layout" draw:type="lines" draw:line-skew="0.55cm 0.55cm" svg:x1="4.95cm" svg:y1="19.5cm" svg:x2="16.35cm" svg:y2="19.5cm" draw:start-shape="id7" draw:start-glue-point="2" draw:end-shape="id9" draw:end-glue-point="2" svg:d="M4950 19500v1100h11400v-1100" svg:viewBox="0 0 11401 1101">
          <text:p/>
        </draw:connector>
        <draw:custom-shape draw:style-name="gr3" draw:text-style-name="P5" xml:id="id10" draw:id="id10" draw:layer="layout" svg:width="3.5cm" svg:height="4.8cm" svg:x="3.2cm" svg:y="21.8cm">
          <text:p text:style-name="P4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1" draw:id="id11" draw:layer="layout" svg:width="3.5cm" svg:height="4.8cm" svg:x="8.9cm" svg:y="21.8cm">
          <text:p text:style-name="P6"><text:span text:style-name="T3">System</text:span></text:p>
          <text:p text:style-name="P6"><text:span text:style-name="T3">Under</text:span></text:p>
          <text:p text:style-name="P6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3.5cm" svg:height="4.8cm" svg:x="14.6cm" svg:y="21.8cm">
          <text:p text:style-name="P8"><text:span text:style-name="T4">Mo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7cm" svg:y1="24.2cm" svg:x2="8.9cm" svg:y2="24.2cm" draw:start-shape="id10" draw:start-glue-point="1" draw:end-shape="id11" draw:end-glue-point="3" svg:d="M6700 24200h2200" svg:viewBox="0 0 2201 1">
          <text:p/>
        </draw:connector>
        <draw:connector draw:style-name="gr8" draw:text-style-name="P3" draw:layer="layout" draw:type="line" svg:x1="12.4cm" svg:y1="24.2cm" svg:x2="14.6cm" svg:y2="24.2cm" draw:start-shape="id11" draw:end-shape="id12" draw:end-glue-point="3" svg:d="M12400 24200h2200" svg:viewBox="0 0 2201 1">
          <text:p/>
        </draw:connector>
        <draw:connector draw:style-name="gr8" draw:text-style-name="P3" draw:layer="layout" draw:type="lines" draw:line-skew="0.55cm 0.55cm" svg:x1="4.95cm" svg:y1="26.6cm" svg:x2="16.35cm" svg:y2="26.6cm" draw:start-shape="id10" draw:start-glue-point="2" draw:end-shape="id12" draw:end-glue-point="2" svg:d="M4950 26600v1100h11400v-1100" svg:viewBox="0 0 11401 1101">
          <text:p/>
        </draw:connector>
        <draw:custom-shape draw:style-name="gr3" draw:text-style-name="P5" xml:id="id13" draw:id="id13" draw:layer="layout" svg:width="3.5cm" svg:height="4.8cm" svg:x="3.2cm" svg:y="8.1cm">
          <text:p text:style-name="P4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4" draw:id="id14" draw:layer="layout" svg:width="3.5cm" svg:height="4.8cm" svg:x="8.9cm" svg:y="8.1cm">
          <text:p text:style-name="P6"><text:span text:style-name="T3">System</text:span></text:p>
          <text:p text:style-name="P6"><text:span text:style-name="T3">Under</text:span></text:p>
          <text:p text:style-name="P6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5" draw:id="id15" draw:layer="layout" svg:width="3.5cm" svg:height="4.8cm" svg:x="14.6cm" svg:y="8.1cm">
          <text:p text:style-name="P8"><text:span text:style-name="T4">Stu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7cm" svg:y1="10.5cm" svg:x2="8.9cm" svg:y2="10.5cm" draw:start-shape="id13" draw:start-glue-point="1" draw:end-shape="id14" draw:end-glue-point="3" svg:d="M6700 10500h2200" svg:viewBox="0 0 2201 1">
          <text:p/>
        </draw:connector>
        <draw:connector draw:style-name="gr8" draw:text-style-name="P3" draw:layer="layout" draw:type="line" svg:x1="12.4cm" svg:y1="10.5cm" svg:x2="14.6cm" svg:y2="10.5cm" draw:start-shape="id14" draw:end-shape="id15" draw:end-glue-point="3" svg:d="M12400 10500h2200" svg:viewBox="0 0 2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df6e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09:52:02.711000000</meta:creation-date>
    <dc:date>2015-09-25T10:26:59.959000000</dc:date>
    <meta:editing-duration>PT1M37S</meta:editing-duration>
    <meta:editing-cycles>1</meta:editing-cycles>
    <meta:document-statistic meta:object-count="30"/>
    <meta:generator>LibreOffice/4.4.3.2$Windows_x86 LibreOffice_project/88805f81e9fe61362df02b9941de8e38a9b5fd16</meta:generator>
  </office:meta>
</office:document-meta>
</file>